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d58" officeooo:paragraph-rsid="00088d58"/>
    </style:style>
    <style:style style:name="P2" style:family="paragraph" style:parent-style-name="Standard">
      <style:text-properties officeooo:rsid="00088d58" officeooo:paragraph-rsid="00088d5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a93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Bureau étude – Processus de Poisson</text:span></text:p>
      <text:p text:style-name="P1"/>
      <text:p text:style-name="P1">1) Prendre 2 ou 3 tests et les refaire (travail théorique)</text:p>
      <text:p text:style-name="P1">On regarde : stat de test, loi sous H0, ...</text:p>
      <text:p text:style-name="P1"/>
      <text:p text:style-name="P1">2) Pratique : implémenter les tests -verif niveau alpha</text:p>
      <text:p text:style-name="P1">- etude de puissance (comparé les tests selon les alternatives)</text:p>
      <text:p text:style-name="P1"><text:tab/>→ <text:span text:style-name="T2">un test avec un HPP</text:span></text:p>
      <text:p text:style-name="P1"><text:tab/>→ <text:span text:style-name="T2">plusieurs tests avec des IPP avec un lambda plus ou moins croissant</text:span></text:p>
      <text:p text:style-name="P1"/>
      <text:p text:style-name="P1">3) Danish fire → homogène Poisson ou plus en plus souvent 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4:19:10.978617347</meta:creation-date>
    <dc:date>2024-11-22T10:20:56.751308273</dc:date>
    <meta:editing-duration>PT7M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76" meta:character-count="409" meta:non-whitespace-character-count="334"/>
  </office:meta>
</office:document-meta>
</file>